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E75]" office:value-type="float" office:value="60" calcext:value-type="float">
            <text:p>60</text:p>
          </table:table-cell>
          <table:table-cell table:formula="of:=[.D86]-40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 style:data-style-name="N2" text:time-value="12:40:10.380824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06T12:40:13.568485785</dc:date>
    <meta:editing-duration>P1DT1H49M56S</meta:editing-duration>
    <meta:editing-cycles>196</meta:editing-cycles>
    <meta:document-statistic meta:table-count="1" meta:cell-count="178" meta:object-count="0"/>
  </office:meta>
</office:document-meta>
</file>